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209in" fo:break-before="auto" style:use-optimal-row-height="fals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178in" fo:break-before="auto" style:use-optimal-row-height="false"/>
    </style:style>
    <style:style style:name="ro8"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text:span text:style-name="T6">ی، وتری سازی</text:span></text:p>
          </table:table-cell>
          <table:table-cell table:style-name="ce14"/>
          <table:table-cell table:number-columns-repeated="1021"/>
        </table:table-row>
        <table:table-row table:style-name="ro1">
          <table:table-cell office:value-type="string" calcext:value-type="string">
            <text:p>diagonalized: can be diagonalized</text:p>
          </table:table-cell>
          <table:table-cell table:style-name="ce3" office:value-type="string" calcext:value-type="string">
            <text:p>وتری بنایا جا سکتا ہے</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span text:style-name="T6"> وتری ساز قالب</text:span></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3">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 پذیر</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ئت</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1">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table:style-name="ce23" office:value-type="string" calcext:value-type="string">
            <text:p>متعدد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121">
          <table:table-cell table:number-columns-repeated="1024"/>
        </table:table-row>
        <table:table-row table:style-name="ro7">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10">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7">00/00/0000</text:date>, <text:time style:data-style-name="N2" text:time-value="07:21:35.7814614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17T09:00:52.541278972</dc:date>
    <meta:editing-duration>P104DT4H58M4S</meta:editing-duration>
    <meta:editing-cycles>4645</meta:editing-cycles>
    <meta:generator>LibreOffice/6.4.7.2$Linux_X86_64 LibreOffice_project/40$Build-2</meta:generator>
    <meta:document-statistic meta:table-count="3" meta:cell-count="72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